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/>
        <style:text-properties style:font-name="Aria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Titel" style:master-page-name="MP0" style:family="paragraph">
      <style:paragraph-properties fo:break-before="page" fo:text-align="center"/>
    </style:style>
    <style:style style:name="P2" style:parent-style-name="Normal" style:family="paragraph">
      <style:text-properties style:font-name="Arial" style:font-name-complex="Arial" fo:font-size="12pt" style:font-size-asian="12pt" style:font-size-complex="12pt"/>
    </style:style>
    <style:style style:name="P3" style:parent-style-name="Normal" style:family="paragraph">
      <style:text-properties style:font-name="Arial" style:font-name-complex="Arial" fo:font-size="12pt" style:font-size-asian="12pt" style:font-size-complex="12pt"/>
    </style:style>
    <style:style style:name="P4" style:parent-style-name="Normal" style:family="paragraph">
      <style:text-properties style:font-name="Arial" style:font-name-complex="Arial" fo:font-size="12pt" style:font-size-asian="12pt" style:font-size-complex="12pt"/>
    </style:style>
    <style:style style:name="P5" style:parent-style-name="Normal" style:family="paragraph">
      <style:text-properties style:font-name="Arial" style:font-name-complex="Arial" fo:font-size="12pt" style:font-size-asian="12pt" style:font-size-complex="12pt"/>
    </style:style>
    <style:style style:name="P6" style:parent-style-name="Normal" style:family="paragraph">
      <style:text-properties style:font-name="Arial" style:font-name-complex="Arial" fo:font-size="12pt" style:font-size-asian="12pt" style:font-size-complex="12pt"/>
    </style:style>
    <style:style style:name="T7" style:parent-style-name="Standardskrifttypeiafsnit" style:family="text">
      <style:text-properties style:font-name="Arial" style:font-name-complex="Arial" fo:font-size="12pt" style:font-size-asian="12pt" style:font-size-complex="12pt"/>
    </style:style>
    <style:style style:name="T8" style:parent-style-name="Standardskrifttypeiafsnit" style:family="text">
      <style:text-properties style:font-name="Arial" style:font-name-complex="Arial" fo:font-size="12pt" style:font-size-asian="12pt" style:font-size-complex="12pt" style:text-underline-type="single" style:text-underline-style="solid" style:text-underline-width="auto" style:text-underline-mode="continuous"/>
    </style:style>
    <style:style style:name="T9" style:parent-style-name="Standardskrifttypeiafsnit" style:family="text">
      <style:text-properties style:font-name="Arial" style:font-name-complex="Arial" fo:font-size="12pt" style:font-size-asian="12pt" style:font-size-complex="12pt"/>
    </style:style>
    <style:style style:name="T10" style:parent-style-name="Standardskrifttypeiafsnit" style:family="text">
      <style:text-properties style:font-name="Arial" style:font-name-complex="Arial"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Log 2012-02-27</text:p>
      <text:p text:style-name="P2">Deltagere fremmødt: René, Søren, Yusuf, Sam, Cong, Michael, Nicolaj<text:line-break/>Digitalt fremmødt: Ingen<text:line-break/>Ikke fremmødt:<text:s/></text:p>
      <text:p text:style-name="P3">Der skal være et sted, hvor vi skal have back up lokale i tilfældet, at vi måske mister lokale 217.<text:s/>Vi kan måske kigge efter de forskellige steder.<text:s/></text:p>
      <text:p text:style-name="P4">Visionen blev lagt om i går af Michael, og Søren har siddet og rettet i den.<text:s/></text:p>
      <text:p text:style-name="P5">Elaboration: opgaver står inde på scrumy linket.<text:s/>Folk skal i løbet af møde sætte sig i gang. Det, der kan laves fælles, vil være use case. Folk hopper bare på tingene.<text:s/></text:p>
      <text:p text:style-name="P6">Database:<text:s/>skal spørge Jesper (lærer) om, det kan være dynamisk eller statisk fordeling mht. klodserne.<text:s/>Folk har ellers i dag blot forklaret deres del af databaseopgaverne.<text:s/></text:p>
      <text:p text:style-name="Normal"><text:span text:style-name="T7">Selvom det ikke står i standarden, skal folk have deres<text:s/></text:span><text:span text:style-name="T8">diagrammer skrevet på engelsk</text:span><text:span text:style-name="T9">. Inputvariabler/argumenter/parametre skal have understreg først og derefter lille forbogstav.<text:s/></text:span></text:p>
      <text:p text:style-name="Normal"><text:span text:style-name="T10">Nyt møde sættes af til kl. 11.15 i morgen efter WIN1.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905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a" fo:country="DK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Standardskrifttypeiafsnit" style:display-name="Standardskrifttype i afsnit" style:family="text"/>
    <style:style style:name="Titel" style:display-name="Titel" style:family="paragraph" style:parent-style-name="Normal" style:next-style-name="Normal">
      <style:paragraph-properties fo:border-top="none" fo:border-left="none" fo:border-bottom="0.0138in solid #4F81BD" fo:border-right="none" fo:padding="0in" style:shadow="none" fo:margin-bottom="0.2083in" fo:line-height="100%"/>
      <style:text-properties style:font-name="Cambria" style:font-name-asian="Times New Roman" fo:color="#17365D" fo:letter-spacing="0.0034in" style:letter-kerning="true" fo:font-size="26pt" style:font-size-asian="26pt" style:font-size-complex="26pt" fo:hyphenate="false"/>
    </style:style>
    <style:style style:name="TitelTegn" style:display-name="Titel Tegn" style:family="text" style:parent-style-name="Standardskrifttypeiafsnit"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/>
    </style:style>
    <style:style style:name="Listeafsnit" style:display-name="Listeafsnit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Arial" style:font-name-asian="Calibri" style:font-name-complex="Aria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/>
        <style:text-properties style:font-name="Aria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.1812in" fo:margin-left="0.7875in" fo:margin-bottom="1.1812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Sam Luu Tong</meta:initial-creator>
    <dc:creator>Sam Luu Tong</dc:creator>
    <meta:creation-date>2012-02-23T07:52:00Z</meta:creation-date>
    <dc:date>2012-02-27T10:53:00Z</dc:date>
    <meta:template xlink:href="Normal" xlink:type="simple"/>
    <meta:editing-cycles>4</meta:editing-cycles>
    <meta:editing-duration>PT6000S</meta:editing-duration>
    <meta:document-statistic meta:page-count="1" meta:paragraph-count="1" meta:word-count="130" meta:character-count="928" meta:row-count="6" meta:non-whitespace-character-count="799"/>
  </office:meta>
</office:document-meta>
</file>